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227,367,469,034.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87,217,660,050.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66,602,488,747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66,774,109,673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28,415,656,175.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34,637,675,128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18,002,481,737.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85,749,664,444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38,516,722,649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11,657,581,662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31,614,433,712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8,837,055,195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5,140,147,197.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49,954,890,353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36,627,901,762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921,569,478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32,928,454,672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6,176,430,128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8,364,250,943.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6,881,601,583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20,617,405,044.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20,764,857,056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0,433,698,62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4:21:49.939377816</dc:date>
    <meta:editing-duration>PT3H13M54S</meta:editing-duration>
    <meta:editing-cycles>79</meta:editing-cycles>
    <meta:generator>LibreOffice/7.2.6.2$Linux_X86_64 LibreOffice_project/20$Build-2</meta:generator>
    <meta:document-statistic meta:table-count="1" meta:cell-count="48" meta:object-count="0"/>
  </office:meta>
</office:document-meta>
</file>